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2.75cm"/>
    </style:style>
    <style:style style:name="co4" style:family="table-column">
      <style:table-column-properties fo:break-before="auto" style:column-width="3.54cm"/>
    </style:style>
    <style:style style:name="co5" style:family="table-column">
      <style:table-column-properties fo:break-before="auto" style:column-width="4.276cm"/>
    </style:style>
    <style:style style:name="co6" style:family="table-column">
      <style:table-column-properties fo:break-before="auto" style:column-width="3.7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4.791cm" fo:break-before="auto" style:use-optimal-row-height="true"/>
    </style:style>
    <style:style style:name="ro3" style:family="table-row">
      <style:table-row-properties style:row-height="3.21cm" fo:break-before="auto" style:use-optimal-row-height="true"/>
    </style:style>
    <style:style style:name="ro4" style:family="table-row">
      <style:table-row-properties style:row-height="2.817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4.396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ro8" style:family="table-row">
      <style:table-row-properties style:row-height="2.027cm" fo:break-before="auto" style:use-optimal-row-height="true"/>
    </style:style>
    <style:style style:name="ro9" style:family="table-row">
      <style:table-row-properties style:row-height="3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1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1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37">
      <style:table-cell-properties style:text-align-source="fix" style:repeat-content="false" fo:wrap-option="wrap"/>
      <style:paragraph-properties fo:text-align="start" fo:margin-left="0cm"/>
    </style:style>
    <style:style style:name="ce17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16" style:family="table-cell" style:parent-style-name="Default">
      <style:table-cell-properties fo:wrap-option="wrap"/>
    </style:style>
    <style:style style:name="ce20" style:family="table-cell" style:parent-style-name="Default" style:data-style-name="N37">
      <style:table-cell-properties style:text-align-source="fix" style:repeat-content="false" fo:wrap-option="no-wrap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1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text-outline="false" style:text-line-through-style="none" style:text-line-through-type="none" style:font-name="Liberation Serif1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1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28" style:family="table-cell" style:parent-style-name="Default">
      <style:table-cell-properties style:text-align-source="value-type" style:repeat-content="false" fo:wrap-option="wrap"/>
      <style:paragraph-properties fo:margin-left="0cm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1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value-type" style:repeat-content="false" fo:wrap-option="wrap"/>
      <style:paragraph-properties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font-name-asian="DejaVu Sans" style:font-name="Liberation Serif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font-name-asian="Noto Sans CJK SC" style:font-name="Liberation Sans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font-name="Liberation Sans" style:language-asian="zh" style:country-asian="CN" fo:language="en" fo:country="IN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5" style:family="text">
      <style:text-properties fo:font-style="normal" fo:text-shadow="none" style:text-line-through-type="none" style:text-underline-style="none" style:text-underline-color="font-color" fo:font-weight="normal" style:font-name="Liberation Sans" style:language-complex="hi" style:country-complex="IN" fo:language="en" fo:country="IN" style:text-outline="false" style:language-asian="zh" style:country-asian="CN" style:font-name-complex="Lohit Devanagari" style:text-emphasize="none" style:font-style-asian="normal" style:font-weight-complex="normal" style:font-weight-asian="normal" style:font-size-complex="10pt" style:font-size-asian="10pt" fo:font-size="10pt" style:font-relief="none" style:font-style-complex="normal" style:font-name-asian="Noto Sans CJK SC" style:text-overline-style="none" style:text-overline-color="font-color" style:text-line-through-mode="continuou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5" table:default-cell-style-name="Default"/>
        <table:table-row table:style-name="ro1" table:number-rows-repeated="8">
          <table:table-cell table:number-columns-repeated="13"/>
        </table:table-row>
        <table:table-row table:style-name="ro1">
          <table:table-cell table:number-columns-repeated="3"/>
          <table:table-cell table:style-name="ce1" office:value-type="string" calcext:value-type="string">
            <text:p>Video Training</text:p>
          </table:table-cell>
          <table:table-cell table:style-name="ce1" table:number-columns-repeated="4"/>
          <table:table-cell table:style-name="ce2" table:number-columns-repeated="5"/>
        </table:table-row>
        <table:table-row table:style-name="ro1">
          <table:table-cell table:number-columns-repeated="3"/>
          <table:table-cell table:style-name="ce2" table:number-columns-repeated="10"/>
        </table:table-row>
        <table:table-row table:style-name="ro1">
          <table:table-cell table:number-columns-repeated="3"/>
          <table:table-cell table:style-name="ce1" table:number-columns-repeated="5"/>
          <table:table-cell table:style-name="ce2" table:number-columns-repeated="5"/>
        </table:table-row>
        <table:table-row table:style-name="ro1">
          <table:table-cell table:number-columns-repeated="3"/>
          <table:table-cell table:style-name="ce1"/>
          <table:table-cell table:style-name="ce3"/>
          <table:table-cell table:style-name="ce4"/>
          <table:table-cell table:style-name="ce2" table:number-columns-repeated="7"/>
        </table:table-row>
        <table:table-row table:style-name="ro1" table:number-rows-repeated="2">
          <table:table-cell table:number-columns-repeated="3"/>
          <table:table-cell table:style-name="ce2" table:number-columns-repeated="10"/>
        </table:table-row>
        <table:table-row table:style-name="ro1">
          <table:table-cell table:number-columns-repeated="3"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tatus Yesterday     </text:p>
          </table:table-cell>
          <table:table-cell table:style-name="ce1" office:value-type="string" calcext:value-type="string">
            <text:p>Status Today</text:p>
          </table:table-cell>
          <table:table-cell table:style-name="ce7" office:value-type="string" calcext:value-type="string">
            <text:p>Status Tomorrow</text:p>
          </table:table-cell>
          <table:table-cell table:style-name="ce2" table:number-columns-repeated="5"/>
        </table:table-row>
        <table:table-row table:style-name="ro2">
          <table:table-cell table:number-columns-repeated="3"/>
          <table:table-cell table:style-name="ce1" office:value-type="string" calcext:value-type="string">
            <text:p>Durga Manikanta</text:p>
          </table:table-cell>
          <table:table-cell table:style-name="ce3" office:value-type="string" calcext:value-type="string">
            <text:p>29/09/20</text:p>
          </table:table-cell>
          <table:table-cell table:style-name="ce14" office:value-type="string" calcext:value-type="string">
            <text:p>On leave</text:p>
          </table:table-cell>
          <table:table-cell table:style-name="ce5" office:value-type="string" calcext:value-type="string">
            <text:p>1.i have studied document <text:a xlink:href="https://github.com/leandromoreira/digital_video_introduction" xlink:type="simple">https://github.com/leandromoreira/digital_video_introduction</text:a> 2.2.i have written and closed v4l2 doc and makefile for dynamic lib and readme.txtt for dynamic lib <text:a xlink:href="https://github.com/manikantapips/TSHtraining" xlink:type="simple">https://github.com/manikantapips/TSHtraining</text:a> 3.2.i have written and closed v4l2 doc and makefile for dynamic lib and readme.txtt for dynamic lib <text:a xlink:href="https://github.com/manikantapips/TSHtraining" xlink:type="simple">https://github.com/manikantapips/TSHtraining</text:a></text:p>
          </table:table-cell>
          <table:table-cell table:style-name="ce8" office:value-type="string" calcext:value-type="string">
            <text:p>1.i will put all print statement after function and i will try to understand flow ffmpeg-h264-dec flow</text:p>
          </table:table-cell>
          <table:table-cell table:style-name="ce2" table:number-columns-repeated="5"/>
        </table:table-row>
        <table:table-row table:style-name="ro1">
          <table:table-cell table:number-columns-repeated="3"/>
          <table:table-cell table:style-name="ce2" table:number-columns-repeated="3"/>
          <table:table-cell table:style-name="ce6"/>
          <table:table-cell table:style-name="ce2" table:number-columns-repeated="6"/>
        </table:table-row>
        <table:table-row table:style-name="ro1">
          <table:table-cell table:number-columns-repeated="3"/>
          <table:table-cell table:style-name="ce2" table:number-columns-repeated="3"/>
          <table:table-cell table:style-name="ce6"/>
          <table:table-cell table:style-name="ce2"/>
          <table:table-cell table:number-columns-repeated="5"/>
        </table:table-row>
        <table:table-row table:style-name="ro3">
          <table:table-cell table:number-columns-repeated="4"/>
          <table:table-cell table:style-name="ce12" office:value-type="date" office:date-value="2020-09-30" calcext:value-type="date">
            <text:p>30/09/20</text:p>
          </table:table-cell>
          <table:table-cell table:style-name="ce15" office:value-type="string" calcext:value-type="string">
            <text:p><text:span text:style-name="T1">1.i have studied document </text:span><text:span text:style-name="T1"><text:a xlink:href="https://github.com/leandromoreira/digital_video_introduction" xlink:type="simple">https://github.com/leandromoreira/digital_video_introduction</text:a></text:span><text:span text:style-name="T1">   2.1.i have studied document https://github.com/leandromoreira/digital_video_introduction</text:span></text:p>
          </table:table-cell>
          <table:table-cell table:style-name="ce16" office:value-type="string" calcext:value-type="string">
            <text:p>1.i have studied document <text:a xlink:href="https://github.com/ckevar/h264-splitter" xlink:type="simple">https://github.com/ckevar/h264-splitter</text:a> 2.And also trying to undi have been trying to understand ffmpeg-h264-dec flow</text:p>
          </table:table-cell>
          <table:table-cell table:style-name="ce21" office:value-type="string" calcext:value-type="string">
            <text:p>1.i will understand ffmepg-h264-dec flow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4">
          <table:table-cell table:number-columns-repeated="4"/>
          <table:table-cell table:style-name="ce17" office:value-type="date" office:date-value="2020-10-01" calcext:value-type="date">
            <text:p>01/10/20</text:p>
          </table:table-cell>
          <table:table-cell table:style-name="ce16" office:value-type="string" calcext:value-type="string">
            <text:p><text:span text:style-name="T2">1.i have studied document </text:span><text:span text:style-name="T2"><text:a xlink:href="https://github.com/ckevar/h264-splitter" xlink:type="simple">https://github.com/ckevar/h264-splitter</text:a></text:span><text:span text:style-name="T2"> 2.And also trying to undi have been trying to understand ffmpeg-h264-dec flow</text:span></text:p>
          </table:table-cell>
          <table:table-cell table:style-name="ce16" office:value-type="string" calcext:value-type="string">
            <text:p>1.i have been trying to understand <text:s/>avcodec_register https://github.com/shengbinmeng/ffmpeg-h264-dec/blob/master/main.c#L65</text:p>
          </table:table-cell>
          <table:table-cell table:style-name="ce16" office:value-type="string" calcext:value-type="string">
            <text:p>i will understand flow of ffmpeg by putting printf in each calling function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4">
          <table:table-cell table:number-columns-repeated="4"/>
          <table:table-cell table:style-name="ce17" office:value-type="date" office:date-value="2020-10-05" calcext:value-type="date">
            <text:p>05/10/20</text:p>
          </table:table-cell>
          <table:table-cell table:style-name="ce16" office:value-type="string" calcext:value-type="string">
            <text:p>1.i have been trying to understand <text:s/>avcodec_register https://github.com/shengbinmeng/ffmpeg-h264-dec/blob/master/main.c#L65</text:p>
          </table:table-cell>
          <table:table-cell table:style-name="ce21" office:value-type="string" calcext:value-type="string">
            <text:p>i have kept printf in all funcrtion defination and trying understand the flow</text:p>
          </table:table-cell>
          <table:table-cell table:style-name="ce16" office:value-type="string" calcext:value-type="string">
            <text:p>i will put printf and print the format size and keyframe values in ffmepg decoder 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5">
          <table:table-cell table:number-columns-repeated="4"/>
          <table:table-cell table:style-name="ce17" office:value-type="date" office:date-value="2020-10-06" calcext:value-type="date">
            <text:p>06/10/20</text:p>
          </table:table-cell>
          <table:table-cell table:style-name="ce16" office:value-type="string" calcext:value-type="string">
            <text:p>i have kept printf in all funcrtion defination and trying understand the flow</text:p>
          </table:table-cell>
          <table:table-cell table:style-name="ce16" office:value-type="string" calcext:value-type="string">
            <text:p>i have kept printf and print the format size and keyframe values in ffmepg decoder </text:p>
          </table:table-cell>
          <table:table-cell table:style-name="ce16" office:value-type="string" calcext:value-type="string">
            <text:p>i will put printf in v4l2 test app and will also prepare presentation for v4l2 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5">
          <table:table-cell table:number-columns-repeated="4"/>
          <table:table-cell table:style-name="ce17" office:value-type="date" office:date-value="2020-10-07" calcext:value-type="date">
            <text:p>07/10/20</text:p>
          </table:table-cell>
          <table:table-cell table:style-name="ce16" office:value-type="string" calcext:value-type="string">
            <text:p>i have kept printf and print the format size and keyframe values in ffmepg decoder </text:p>
          </table:table-cell>
          <table:table-cell table:style-name="ce16" office:value-type="string" calcext:value-type="string">
            <text:p>Today i have prepared presentation for video </text:p>
          </table:table-cell>
          <table:table-cell table:style-name="ce16" office:value-type="string" calcext:value-type="string">
            <text:p>i will study dlopen dlclose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5">
          <table:table-cell table:number-columns-repeated="4"/>
          <table:table-cell table:style-name="ce12" office:value-type="date" office:date-value="2020-10-08" calcext:value-type="date">
            <text:p>08/10/20</text:p>
          </table:table-cell>
          <table:table-cell table:style-name="ce16" office:value-type="string" calcext:value-type="string">
            <text:p>Today i have prepared presentation for video </text:p>
          </table:table-cell>
          <table:table-cell table:style-name="ce16" office:value-type="string" calcext:value-type="string">
            <text:p>i have studied about dlopen dlclose and dlsym </text:p>
          </table:table-cell>
          <table:table-cell table:style-name="ce16" office:value-type="string" calcext:value-type="string">
            <text:p>1.i will write signal handler to stop thread 2.i will study VR AR MR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6"/>
          <table:table-cell table:number-columns-repeated="8"/>
        </table:table-row>
        <table:table-row table:style-name="ro6">
          <table:table-cell table:number-columns-repeated="4"/>
          <table:table-cell table:style-name="ce12" office:value-type="date" office:date-value="2020-10-09" calcext:value-type="date">
            <text:p>09/10/20</text:p>
          </table:table-cell>
          <table:table-cell table:style-name="ce16" office:value-type="string" calcext:value-type="string">
            <text:p>i have studied about dlopen dlclose and dlsym </text:p>
          </table:table-cell>
          <table:table-cell table:style-name="ce16" office:value-type="string" calcext:value-type="string">
            <text:p>1.i have tried signal handler program for thread termination 2.also studied about vr xr mr technologies  <text:a xlink:href="https://www.google.com/search?q=vr+ar+mr&amp;client=ubuntu&amp;hs=ZqX&amp;channel=fs&amp;source=lnms&amp;tbm=isch&amp;sa=X&amp;ved=2ahUKEwi61pHOla7sAhU6yzgGHcmZBHkQ_AUoAXoECBUQAw" xlink:type="simple">https://www.google.com/search?q=vr+ar+mr&amp;client=ubuntu&amp;hs=ZqX&amp;channel=fs&amp;source=lnms&amp;tbm=isch&amp;sa=X&amp;ved=2ahUKEwi61pHOla7sAhU6yzgGHcmZBHkQ_AUoAXoECBUQAw</text:a>  <text:a xlink:href="https://unity3d.com/what-is-xr-glossary" xlink:type="simple">https://unity3d.com/what-is-xr-glossary</text:a> <text:a xlink:href="https://unity.com/unity/features/vr" xlink:type="simple">https://unity.com/unity/features/vr</text:a> </text:p>
          </table:table-cell>
          <table:table-cell office:value-type="string" calcext:value-type="string">
            <text:p>none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weekly status</text:p>
          </table:table-cell>
          <table:table-cell table:number-columns-repeated="8"/>
        </table:table-row>
        <table:table-row table:style-name="ro1" table:number-rows-repeated="2">
          <table:table-cell table:number-columns-repeated="13"/>
        </table:table-row>
        <table:table-row table:style-name="ro6">
          <table:table-cell table:number-columns-repeated="4"/>
          <table:table-cell table:style-name="ce17" office:value-type="date" office:date-value="2020-10-12" calcext:value-type="date">
            <text:p>12/10/20</text:p>
          </table:table-cell>
          <table:table-cell table:style-name="ce16" office:value-type="string" calcext:value-type="string">
            <text:p><text:span text:style-name="T3">1.i have tried signal handler program for thread termination 2.also studied about vr xr mr technologies  </text:span><text:span text:style-name="T3"><text:a xlink:href="https://www.google.com/search?q=vr+ar+mr&amp;client=ubuntu&amp;hs=ZqX&amp;channel=fs&amp;source=lnms&amp;tbm=isch&amp;sa=X&amp;ved=2ahUKEwi61pHOla7sAhU6yzgGHcmZBHkQ_AUoAXoECBUQAw" xlink:type="simple">https://www.google.com/search?q=vr+ar+mr&amp;client=ubuntu&amp;hs=ZqX&amp;channel=fs&amp;source=lnms&amp;tbm=isch&amp;sa=X&amp;ved=2ahUKEwi61pHOla7sAhU6yzgGHcmZBHkQ_AUoAXoECBUQAw</text:a></text:span><text:span text:style-name="T3">  </text:span><text:span text:style-name="T3"><text:a xlink:href="https://unity3d.com/what-is-xr-glossary" xlink:type="simple">https://unity3d.com/what-is-xr-glossary</text:a></text:span><text:span text:style-name="T3"> </text:span><text:span text:style-name="T3"><text:a xlink:href="https://unity.com/unity/features/vr" xlink:type="simple">https://unity.com/unity/features/vr</text:a></text:span><text:span text:style-name="T3"> </text:span></text:p>
          </table:table-cell>
          <table:table-cell table:style-name="ce21" office:value-type="string" calcext:value-type="string">
            <text:p>Today i have studied gstreamer <text:a xlink:href="https://en.wikipedia.org/wiki/GStreamer" xlink:type="simple">https://en.wikipedia.org/wiki/GStreamer</text:a> <text:a xlink:href="https://gstreamer.freedesktop.org/documentation/installing/on-linux.html?gi-language=c" xlink:type="simple">https://gstreamer.freedesktop.org/documentation/installing/on-linux.html?gi-language=c</text:a> <text:a xlink:href="https://fluendo.com/en/what-is-gstreamer/" xlink:type="simple">https://fluendo.com/en/what-is-gstreamer/</text:a> </text:p>
          </table:table-cell>
          <table:table-cell table:style-name="ce16" office:value-type="string" calcext:value-type="string">
            <text:p>i will study more about gstreamer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3">
          <table:table-cell table:number-columns-repeated="4"/>
          <table:table-cell table:style-name="ce17" office:value-type="date" office:date-value="2020-10-13" calcext:value-type="date">
            <text:p>13/10/20</text:p>
          </table:table-cell>
          <table:table-cell table:style-name="ce16" office:value-type="string" calcext:value-type="string">
            <text:p><text:span text:style-name="T3">Today i have studied gstreamer </text:span><text:span text:style-name="T3"><text:a xlink:href="https://en.wikipedia.org/wiki/GStreamer" xlink:type="simple">https://en.wikipedia.org/wiki/GStreamer</text:a></text:span><text:span text:style-name="T3"> </text:span><text:span text:style-name="T3"><text:a xlink:href="https://gstreamer.freedesktop.org/documentation/installing/on-linux.html?gi-language=c" xlink:type="simple">https://gstreamer.freedesktop.org/documentation/installing/on-linux.html?gi-language=c</text:a></text:span><text:span text:style-name="T3"> </text:span><text:span text:style-name="T3"><text:a xlink:href="https://fluendo.com/en/what-is-gstreamer/" xlink:type="simple">https://fluendo.com/en/what-is-gstreamer/</text:a></text:span><text:span text:style-name="T3"> </text:span></text:p>
          </table:table-cell>
          <table:table-cell table:style-name="ce16" office:value-type="string" calcext:value-type="string">
            <text:p>Today i have installed gstreamer and also written basic program to play video <text:a xlink:href="https://gstreamer.freedesktop.org/documentation/tutorials/basic/hello-world.html?gi-language=c" xlink:type="simple">https://gstreamer.freedesktop.org/documentation/tutorials/basic/hello-world.html?gi-language=c</text:a> </text:p>
          </table:table-cell>
          <table:table-cell table:style-name="ce16" office:value-type="string" calcext:value-type="string">
            <text:p>i will write code for create gstream components and how to connect each one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7">
          <table:table-cell table:number-columns-repeated="4"/>
          <table:table-cell table:style-name="ce17" office:value-type="date" office:date-value="2020-10-14" calcext:value-type="date">
            <text:p>14/10/20</text:p>
          </table:table-cell>
          <table:table-cell table:style-name="ce16" office:value-type="string" calcext:value-type="string">
            <text:p><text:span text:style-name="T2">Today i have installed gstreamer and also written basic program to play video </text:span><text:span text:style-name="T2"><text:a xlink:href="https://gstreamer.freedesktop.org/documentation/tutorials/basic/hello-world.html?gi-language=c" xlink:type="simple">https://gstreamer.freedesktop.org/documentation/tutorials/basic/hello-world.html?gi-language=c</text:a></text:span><text:span text:style-name="T2"> </text:span></text:p>
          </table:table-cell>
          <table:table-cell table:style-name="ce16" office:value-type="string" calcext:value-type="string">
            <text:p>Today i have run  and understood code which is there in below link <text:a xlink:href="https://gstreamer.freedesktop.org/documentation/tutorials/basic/concepts.html?gi-language=c" xlink:type="simple">https://gstreamer.freedesktop.org/documentation/tutorials/basic/concepts.html?gi-language=c</text:a> </text:p>
          </table:table-cell>
          <table:table-cell table:style-name="ce16" office:value-type="string" calcext:value-type="string">
            <text:p>i will study next turorial <text:a xlink:href="https://gstreamer.freedesktop.org/documentation/tutorials/basic/dynamic-pipelines.html?gi-language=c" xlink:type="simple">https://gstreamer.freedesktop.org/documentation/tutorials/basic/dynamic-pipelines.html?gi-language=c</text:a>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6">
          <table:table-cell table:number-columns-repeated="4"/>
          <table:table-cell table:style-name="ce17" office:value-type="date" office:date-value="2020-10-15" calcext:value-type="date">
            <text:p>15/10/20</text:p>
          </table:table-cell>
          <table:table-cell table:style-name="ce16" office:value-type="string" calcext:value-type="string">
            <text:p><text:span text:style-name="T2">Today i have run  and understood code which is there in below link </text:span><text:span text:style-name="T2"><text:a xlink:href="https://gstreamer.freedesktop.org/documentation/tutorials/basic/concepts.html?gi-language=c" xlink:type="simple">https://gstreamer.freedesktop.org/documentation/tutorials/basic/concepts.html?gi-language=c</text:a></text:span><text:span text:style-name="T2"> </text:span></text:p>
          </table:table-cell>
          <table:table-cell table:style-name="ce16" office:value-type="string" calcext:value-type="string">
            <text:p>Today i have studied how to </text:p>
            <text:p> How to attain finer control when linking elements.</text:p>
            <text:p> How to be notified of interesting events so you can react in time.</text:p>
            <text:p>The various states in which an element can be. <text:a xlink:href="https://gstreamer.freedesktop.org/documentation/tutorials/basic/dynamic-pipelines.html?gi-language=c" xlink:type="simple">https://gstreamer.freedesktop.org/documentation/tutorials/basic/dynamic-pipelines.html?gi-language=c</text:a></text:p>
            <text:p/>
          </table:table-cell>
          <table:table-cell table:style-name="ce16" office:value-type="string" calcext:value-type="string">
            <text:p>i have studied <text:a xlink:href="https://gstreamer.freedesktop.org/documentation/tutorials/basic/dynamic-pipelines.html?gi-language=c" xlink:type="simple">https://gstreamer.freedesktop.org/documentation/tutorials/basic/dynamic-pipelines.html?gi-language=c</text:a> 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4">
          <table:table-cell table:number-columns-repeated="4"/>
          <table:table-cell table:style-name="ce17"/>
          <table:table-cell table:style-name="ce16" office:value-type="string" calcext:value-type="string">
            <text:p>https://gstreamer.freedesktop.org/documentation/tutorials/basic/dynamic-pipelines.html?gi-language=c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None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8">
          <table:table-cell table:number-columns-repeated="4"/>
          <table:table-cell table:style-name="ce17" office:value-type="date" office:date-value="2020-10-19" calcext:value-type="date">
            <text:p>19/10/20</text:p>
          </table:table-cell>
          <table:table-cell office:value-type="string" calcext:value-type="string">
            <text:p>Leave</text:p>
          </table:table-cell>
          <table:table-cell table:style-name="ce16" office:value-type="string" calcext:value-type="string">
            <text:p>i have studied gstremer gui toolkit tutorial and tried to run got error  <text:a xlink:href="https://gstreamer.freedesktop.org/documentation/tutorials/basic/toolkit-integration.html?gi-language=c" xlink:type="simple">https://gstreamer.freedesktop.org/documentation/tutorials/basic/toolkit-integration.html?gi-language=c</text:a> </text:p>
          </table:table-cell>
          <table:table-cell table:style-name="ce16" office:value-type="string" calcext:value-type="string">
            <text:p>i will try to resolve my error and also studeid about my presentation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7">
          <table:table-cell table:number-columns-repeated="4"/>
          <table:table-cell table:style-name="ce12" office:value-type="date" office:date-value="2020-10-20" calcext:value-type="date">
            <text:p>20/10/20</text:p>
          </table:table-cell>
          <table:table-cell table:style-name="ce16" office:value-type="string" calcext:value-type="string">
            <text:p><text:span text:style-name="T2">i have studied gstremer gui toolkit tutorial and tried to run got error  </text:span><text:span text:style-name="T2"><text:a xlink:href="https://gstreamer.freedesktop.org/documentation/tutorials/basic/toolkit-integration.html?gi-language=c" xlink:type="simple">https://gstreamer.freedesktop.org/documentation/tutorials/basic/toolkit-integration.html?gi-language=c</text:a></text:span><text:span text:style-name="T2"> </text:span></text:p>
          </table:table-cell>
          <table:table-cell table:style-name="ce16" office:value-type="string" calcext:value-type="string">
            <text:p>i have studied <text:a xlink:href="https://gstreamer.freedesktop.org/documentation/tutorials/basic/media-formats-and-pad-capabilities.html?gi-language=c" xlink:type="simple">https://gstreamer.freedesktop.org/documentation/tutorials/basic/media-formats-and-pad-capabilities.html?gi-language=c</text:a> and also prepared for my presentation.</text:p>
          </table:table-cell>
          <table:table-cell table:style-name="ce16" office:value-type="string" calcext:value-type="string">
            <text:p>i will study remaining turorials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5">
          <table:table-cell table:number-columns-repeated="4"/>
          <table:table-cell table:style-name="ce12" office:value-type="date" office:date-value="2020-10-21" calcext:value-type="date">
            <text:p>21/10/20</text:p>
          </table:table-cell>
          <table:table-cell table:style-name="ce16" office:value-type="string" calcext:value-type="string">
            <text:p><text:span text:style-name="T2">i have studied </text:span><text:span text:style-name="T2"><text:a xlink:href="https://gstreamer.freedesktop.org/documentation/tutorials/basic/media-formats-and-pad-capabilities.html?gi-language=c" xlink:type="simple">https://gstreamer.freedesktop.org/documentation/tutorials/basic/media-formats-and-pad-capabilities.html?gi-language=c</text:a></text:span><text:span text:style-name="T2"> and also prepared for my presentation.</text:span></text:p>
          </table:table-cell>
          <table:table-cell table:style-name="ce28" office:value-type="string" calcext:value-type="string">
            <text:p>i have studied and trying to understand <text:a xlink:href="https://gstreamer.freedesktop.org/documentation/tutorials/basic/media-formats-and-pad-capabilities.html?gi-language=c" xlink:type="simple">https://gstreamer.freedesktop.org/documentation/tutorials/basic/media-formats-and-pad-capabilities.html?gi-language=c</text:a> this tutorial</text:p>
          </table:table-cell>
          <table:table-cell table:style-name="ce16" office:value-type="string" calcext:value-type="string">
            <text:p>i will prepare for presentation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5">
          <table:table-cell table:number-columns-repeated="4"/>
          <table:table-cell table:style-name="ce20" office:value-type="date" office:date-value="2020-10-22" calcext:value-type="date">
            <text:p>22/10/20</text:p>
          </table:table-cell>
          <table:table-cell table:style-name="ce16" office:value-type="string" calcext:value-type="string">
            <text:p><text:span text:style-name="T2">i have studied and trying to understand </text:span><text:span text:style-name="T2"><text:a xlink:href="https://gstreamer.freedesktop.org/documentation/tutorials/basic/media-formats-and-pad-capabilities.html?gi-language=c" xlink:type="simple">https://gstreamer.freedesktop.org/documentation/tutorials/basic/media-formats-and-pad-capabilities.html?gi-language=c</text:a></text:span><text:span text:style-name="T2"> this tutorial</text:span></text:p>
          </table:table-cell>
          <table:table-cell table:style-name="ce16" office:value-type="string" calcext:value-type="string">
            <text:p>i have prepared my presentation and studied v4l2</text:p>
          </table:table-cell>
          <table:table-cell table:style-name="ce16" office:value-type="string" calcext:value-type="string">
            <text:p>i will study <text:a xlink:href="https://gstreamer.freedesktop.org/documentation/tutorials/basic/short-cutting-the-pipeline.html" xlink:type="simple">https://gstreamer.freedesktop.org/documentation/tutorials/basic/short-cutting-the-pipeline.html</text:a> 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8">
          <table:table-cell table:number-columns-repeated="4"/>
          <table:table-cell table:style-name="ce17" office:value-type="date" office:date-value="2020-10-23" calcext:value-type="date">
            <text:p>23/10/20</text:p>
          </table:table-cell>
          <table:table-cell table:style-name="ce16" office:value-type="string" calcext:value-type="string">
            <text:p>i have prepared my presentation and studied v4l2</text:p>
          </table:table-cell>
          <table:table-cell table:style-name="ce16" office:value-type="string" calcext:value-type="string">
            <text:p>i have studied <text:a xlink:href="https://gstreamer/" xlink:type="simple">https://gstreamer</text:a>.freedesktop.org/documentation/tutorials/basic/short-cutting-the-pipeline.html</text:p>
          </table:table-cell>
          <table:table-cell office:value-type="string" calcext:value-type="string">
            <text:p>none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4">
          <table:table-cell table:number-columns-repeated="4"/>
          <table:table-cell table:style-name="ce17" office:value-type="date" office:date-value="2020-10-27" calcext:value-type="date">
            <text:p>27/10/20</text:p>
          </table:table-cell>
          <table:table-cell table:style-name="ce16" office:value-type="string" calcext:value-type="string">
            <text:p><text:span text:style-name="T2">i have studied </text:span><text:span text:style-name="T2"><text:a xlink:href="https://gstreamer/" xlink:type="simple">https://gstreamer</text:a></text:span><text:span text:style-name="T2">.freedesktop.org/documentation/tutorials/basic/short-cutting-the-pipeline.html</text:span></text:p>
          </table:table-cell>
          <table:table-cell table:style-name="ce16" office:value-type="string" calcext:value-type="string">
            <text:p>i have presentation on 1) Image and Video Overview 2) Video Decoder and Encoder overview 3) V4l2 test applcation 3) FFmpeg test application (Software Video decoder)</text:p>
          </table:table-cell>
          <table:table-cell table:style-name="ce16" office:value-type="string" calcext:value-type="string">
            <text:p>i will study and understood doubts which i have encountered in presentation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9">
          <table:table-cell table:number-columns-repeated="4"/>
          <table:table-cell table:style-name="ce17" office:value-type="date" office:date-value="2020-10-28" calcext:value-type="date">
            <text:p>28/10/20</text:p>
          </table:table-cell>
          <table:table-cell table:style-name="ce16" office:value-type="string" calcext:value-type="string">
            <text:p>i have presentation on 1) Image and Video Overview 2) Video Decoder and Encoder overview 3) V4l2 test applcation 3) FFmpeg test application (Software Video decoder)</text:p>
          </table:table-cell>
          <table:table-cell table:style-name="ce16" office:value-type="string" calcext:value-type="string">
            <text:p>i have studied how to retrive file info by using mediainfo</text:p>
          </table:table-cell>
          <table:table-cell table:style-name="ce16" office:value-type="string" calcext:value-type="string">
            <text:p>i will study about avc and hevc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4">
          <table:table-cell table:number-columns-repeated="4"/>
          <table:table-cell table:style-name="ce17" office:value-type="date" office:date-value="2020-10-29" calcext:value-type="date">
            <text:p>29/10/20</text:p>
          </table:table-cell>
          <table:table-cell table:style-name="ce16" office:value-type="string" calcext:value-type="string">
            <text:p>i have studied how to retrive file info by using mediainfo</text:p>
          </table:table-cell>
          <table:table-cell table:style-name="ce16" office:value-type="string" calcext:value-type="string">
            <text:p>i have studied difference between avc and hevc <text:a xlink:href="https://en.wikipedia.org/wiki/High_Efficiency_Video_Coding" xlink:type="simple">https://en.wikipedia.org/wiki/High_Efficiency_Video_Coding</text:a> <text:a xlink:href="https://www.boxcast.com/blog/hevc-h.265-vs.-h.264-avc-whats-the-difference" xlink:type="simple">https://www.boxcast.com/blog/hevc-h.265-vs.-h.264-avc-whats-the-difference</text:a> <text:a xlink:href="https://www.netint.ca/h-264-avc-is-better-than-h265-hevc/" xlink:type="simple">https://www.netint.ca/h-264-avc-is-better-than-h265-hevc/</text:a></text:p>
          </table:table-cell>
          <table:table-cell office:value-type="string" calcext:value-type="string">
            <text:p>i will study gstreamer tutorials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3">
          <table:table-cell table:number-columns-repeated="4"/>
          <table:table-cell table:style-name="ce17" office:value-type="date" office:date-value="2020-10-30" calcext:value-type="date">
            <text:p>30/10/20</text:p>
          </table:table-cell>
          <table:table-cell table:style-name="ce16" office:value-type="string" calcext:value-type="string">
            <text:p><text:span text:style-name="T4">i have studied difference between avc and hevc </text:span><text:span text:style-name="T4"><text:a xlink:href="https://en.wikipedia.org/wiki/High_Efficiency_Video_Coding" xlink:type="simple">https://en.wikipedia.org/wiki/High_Efficiency_Video_Coding</text:a></text:span><text:span text:style-name="T4"> </text:span><text:span text:style-name="T4"><text:a xlink:href="https://www.boxcast.com/blog/hevc-h.265-vs.-h.264-avc-whats-the-difference" xlink:type="simple">https://www.boxcast.com/blog/hevc-h.265-vs.-h.264-avc-whats-the-difference</text:a></text:span><text:span text:style-name="T4"> </text:span><text:span text:style-name="T4"><text:a xlink:href="https://www.netint.ca/h-264-avc-is-better-than-h265-hevc/" xlink:type="simple">https://www.netint.ca/h-264-avc-is-better-than-h265-hevc/</text:a></text:span></text:p>
          </table:table-cell>
          <table:table-cell table:style-name="ce16" office:value-type="string" calcext:value-type="string">
            <text:p>i have studied understood <text:a xlink:href="https://gstreamer.freedesktop.org/documentation/tutorials/basic/short-cutting-the-pipeline.html?gi-language=c" xlink:type="simple">https://gstreamer.freedesktop.org/documentation/tutorials/basic/short-cutting-the-pipeline.html?gi-language=c</text:a> </text:p>
          </table:table-cell>
          <table:table-cell table:style-name="ce16" office:value-type="string" calcext:value-type="string">
            <text:p>i will start playback tutorials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5">
          <table:table-cell table:number-columns-repeated="4"/>
          <table:table-cell table:style-name="ce17" office:value-type="date" office:date-value="2020-11-02" calcext:value-type="date">
            <text:p>02/11/20</text:p>
          </table:table-cell>
          <table:table-cell table:style-name="ce16" office:value-type="string" calcext:value-type="string">
            <text:p><text:span text:style-name="T2">i have studied understood </text:span><text:span text:style-name="T2"><text:a xlink:href="https://gstreamer.freedesktop.org/documentation/tutorials/basic/short-cutting-the-pipeline.html?gi-language=c" xlink:type="simple">https://gstreamer.freedesktop.org/documentation/tutorials/basic/short-cutting-the-pipeline.html?gi-language=c</text:a></text:span><text:span text:style-name="T2"> </text:span></text:p>
          </table:table-cell>
          <table:table-cell table:style-name="ce16" office:value-type="string" calcext:value-type="string">
            <text:p>i have studied <text:a xlink:href="https://gstreamer.freedesktop.org/documentation/tutorials/playback/playbin-usage.html?gi-language=c" xlink:type="simple">https://gstreamer.freedesktop.org/documentation/tutorials/playback/playbin-usage.html?gi-language=c</text:a> <text:a xlink:href="https://gstreamer.freedesktop.org/documentation/tutorials/playback/subtitle-management.html?gi-language=c" xlink:type="simple">https://gstreamer.freedesktop.org/documentation/tutorials/playback/subtitle-management.html?gi-language=c</text:a></text:p>
          </table:table-cell>
          <table:table-cell table:style-name="ce16" office:value-type="string" calcext:value-type="string">
            <text:p>i will put printf and understood the flow in playbacktutorial 1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5">
          <table:table-cell table:number-columns-repeated="4"/>
          <table:table-cell table:style-name="ce17" office:value-type="date" office:date-value="2020-11-03" calcext:value-type="date">
            <text:p>03/11/20</text:p>
          </table:table-cell>
          <table:table-cell table:style-name="ce16" office:value-type="string" calcext:value-type="string">
            <text:p><text:span text:style-name="T3">i have studied </text:span><text:span text:style-name="T3"><text:a xlink:href="https://gstreamer.freedesktop.org/documentation/tutorials/playback/playbin-usage.html?gi-language=c" xlink:type="simple">https://gstreamer.freedesktop.org/documentation/tutorials/playback/playbin-usage.html?gi-language=c</text:a></text:span><text:span text:style-name="T3"> </text:span><text:span text:style-name="T3"><text:a xlink:href="https://gstreamer.freedesktop.org/documentation/tutorials/playback/subtitle-management.html?gi-language=c" xlink:type="simple">https://gstreamer.freedesktop.org/documentation/tutorials/playback/subtitle-management.html?gi-language=c</text:a></text:span></text:p>
          </table:table-cell>
          <table:table-cell table:style-name="ce16" office:value-type="string" calcext:value-type="string">
            <text:p>i have kept printf in <text:a xlink:href="https://gstreamer.freedesktop.org/documentation/tutorials/playback/playbin-usage.html?gi-language=c" xlink:type="simple">https://gstreamer.freedesktop.org/documentation/tutorials/playback/playbin-usage.html?gi-language=c</text:a> and also understood the flow</text:p>
          </table:table-cell>
          <table:table-cell table:style-name="ce16" office:value-type="string" calcext:value-type="string">
            <text:p>i will put prints in <text:a xlink:href="https://gstreamer.freedesktop.org/documentation/tutorials/playback/subtitle-management.html?gi-language=c" xlink:type="simple">https://gstreamer.freedesktop.org/documentation/tutorials/playback/subtitle-management.html?gi-language=c</text:a> 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5">
          <table:table-cell table:number-columns-repeated="4"/>
          <table:table-cell table:style-name="ce17" office:value-type="date" office:date-value="2020-11-04" calcext:value-type="date">
            <text:p>04/11/20</text:p>
          </table:table-cell>
          <table:table-cell table:style-name="ce16" office:value-type="string" calcext:value-type="string">
            <text:p><text:span text:style-name="T3">i have kept printf in </text:span><text:span text:style-name="T3"><text:a xlink:href="https://gstreamer.freedesktop.org/documentation/tutorials/playback/playbin-usage.html?gi-language=c" xlink:type="simple">https://gstreamer.freedesktop.org/documentation/tutorials/playback/playbin-usage.html?gi-language=c</text:a></text:span><text:span text:style-name="T3"> and also understood the flow</text:span></text:p>
          </table:table-cell>
          <table:table-cell table:style-name="ce16" office:value-type="string" calcext:value-type="string">
            <text:p><text:span text:style-name="T3">i have kept prints i have kept printf in </text:span><text:span text:style-name="T3"><text:a xlink:href="https://gstreamer.freedesktop.org/documentation/tutorials/playback/subtitle-management.html?gi-language=c" xlink:type="simple">https://gstreamer.freedesktop.org/documentation/tutorials/playback/subtitle-management.html?gi-language=c</text:a></text:span><text:span text:style-name="T3"><text:a xlink:href="https://gstreamer.freedesktop.org/documentation/tutorials/playback/subtitle-management.html?gi-language=c" xlink:type="simple">https://gstreamer.freedesktop.org/documentation/tutorials/playback/subtitle-management.html?gi-language=c</text:a></text:span>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5">
          <table:table-cell table:number-columns-repeated="4"/>
          <table:table-cell table:style-name="ce17" office:value-type="date" office:date-value="2020-11-05" calcext:value-type="date">
            <text:p>05/11/20</text:p>
          </table:table-cell>
          <table:table-cell table:style-name="ce16" office:value-type="string" calcext:value-type="string">
            <text:p><text:span text:style-name="T5">i have kept prints i have kept printf in </text:span><text:span text:style-name="T5"><text:a xlink:href="https://gstreamer.freedesktop.org/documentation/tutorials/playback/subtitle-management.html?gi-language=c" xlink:type="simple">https://gstreamer.freedesktop.org/documentation/tutorials/playback/subtitle-management.html?gi-language=c</text:a></text:span><text:span text:style-name="T5"><text:a xlink:href="https://gstreamer.freedesktop.org/documentation/tutorials/playback/subtitle-management.html?gi-language=c" xlink:type="simple">https://gstreamer.freedesktop.org/documentation/tutorials/playback/subtitle-management.html?gi-language=c</text:a></text:span></text:p>
          </table:table-cell>
          <table:table-cell office:value-type="string" calcext:value-type="string">
            <text:p>on leave</text:p>
          </table:table-cell>
          <table:table-cell office:value-type="string" calcext:value-type="string">
            <text:p>none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6">
          <table:table-cell table:number-columns-repeated="4"/>
          <table:table-cell table:style-name="ce17" office:value-type="date" office:date-value="2020-11-06" calcext:value-type="date">
            <text:p>06/11/20</text:p>
          </table:table-cell>
          <table:table-cell office:value-type="string" calcext:value-type="string">
            <text:p>leave </text:p>
          </table:table-cell>
          <table:table-cell table:style-name="ce16" office:value-type="string" calcext:value-type="string">
            <text:p>i have understood the first two play back tutorials <text:a xlink:href="https://gstreamer.freedesktop.org/documentation/tutorials/playback/playbin-usage.html?gi-language=c" xlink:type="simple">https://gstreamer.freedesktop.org/documentation/tutorials/playback/playbin-usage.html?gi-language=c</text:a> <text:a xlink:href="https://gstreamer.freedesktop.org/documentation/tutorials/playback/subtitle-management.html?gi-language=c" xlink:type="simple">https://gstreamer.freedesktop.org/documentation/tutorials/playback/subtitle-management.html?gi-language=c</text:a> &amp;understood each function in gstreamer  <text:a xlink:href="https://github.com/manikantapips/TSHtraining/tree/master/video/gstreamer/playbacktutorial" xlink:type="simple">https://github.com/manikantapips/TSHtraining/tree/master/video/gstreamer/playbacktutorial</text:a> in Readme file i have written about each funcations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6">00/00/0000</text:date>, <text:time style:data-style-name="N2" text:time-value="10:56:13.7895835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9T17:05:57.183391974</meta:creation-date>
    <dc:date>2020-11-06T14:44:49.757520493</dc:date>
    <meta:editing-duration>PT20H16M38S</meta:editing-duration>
    <meta:editing-cycles>26</meta:editing-cycles>
    <meta:generator>LibreOffice/6.4.4.2$Linux_X86_64 LibreOffice_project/40$Build-2</meta:generator>
    <meta:document-statistic meta:table-count="1" meta:cell-count="113" meta:object-count="0"/>
  </office:meta>
</office:document-meta>
</file>